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h text:style-name="Title">APENDICE II - Ejercicios propuestos</text:h>
      <text:p text:style-name="Author">Adolfo Sanz De Diego</text:p>
      <text:p text:style-name="Date">Junio de 2011</text:p>
      <text:h text:style-name="Heading_20_1" text:outline-level="1">Día 1</text:h>
      <text:p text:style-name="First_20_paragraph"><text:span text:style-name="T1">U.T.</text:span><text:span text:style-name="T2"> </text:span><text:span text:style-name="T3">1</text:span><text:span text:style-name="T4"> </text:span><text:span text:style-name="T5">-</text:span><text:span text:style-name="T6"> </text:span><text:span text:style-name="T7">Introducción</text:span><text:span text:style-name="T8"> </text:span><text:span text:style-name="T9">a</text:span><text:span text:style-name="T10"> </text:span><text:span text:style-name="T11">Java.</text:span></text:p>
      <text:list text:style-name="L1">
        <text:list-item>
          <text:p text:style-name="P1">Teoría.</text:p>
        </text:list-item>
      </text:list>
      <text:p text:style-name="First_20_paragraph"><text:span text:style-name="T12">U.T.</text:span><text:span text:style-name="T13"> </text:span><text:span text:style-name="T14">2</text:span><text:span text:style-name="T15"> </text:span><text:span text:style-name="T16">-</text:span><text:span text:style-name="T17"> </text:span><text:span text:style-name="T18">Instalación</text:span><text:span text:style-name="T19"> </text:span><text:span text:style-name="T20">y</text:span><text:span text:style-name="T21"> </text:span><text:span text:style-name="T22">configuración</text:span><text:span text:style-name="T23"> </text:span><text:span text:style-name="T24">del</text:span><text:span text:style-name="T25"> </text:span><text:span text:style-name="T26">entorno.</text:span></text:p>
      <text:list text:style-name="L2">
        <text:list-item>
          <text:p text:style-name="P2">Teoría.</text:p>
        </text:list-item>
      </text:list>
      <text:p text:style-name="First_20_paragraph"><text:span text:style-name="T27">U.T.</text:span><text:span text:style-name="T28"> </text:span><text:span text:style-name="T29">3</text:span><text:span text:style-name="T30"> </text:span><text:span text:style-name="T31">-</text:span><text:span text:style-name="T32"> </text:span><text:span text:style-name="T33">Sintaxis</text:span><text:span text:style-name="T34"> </text:span><text:span text:style-name="T35">del</text:span><text:span text:style-name="T36"> </text:span><text:span text:style-name="T37">lenguaje.</text:span></text:p>
      <text:list text:style-name="L3">
        <text:list-item>
          <text:p text:style-name="P3">Realizar un pequeño programa en Java que lea varios parámetros desde línea de comandos, convierta dichos parámetros, controlando las excepciones.</text:p>
        </text:list-item>
      </text:list>
      <text:h text:style-name="Heading_20_1" text:outline-level="1">Día 2</text:h>
      <text:p text:style-name="First_20_paragraph"><text:span text:style-name="T38">U.T.</text:span><text:span text:style-name="T39"> </text:span><text:span text:style-name="T40">4</text:span><text:span text:style-name="T41"> </text:span><text:span text:style-name="T42">-</text:span><text:span text:style-name="T43"> </text:span><text:span text:style-name="T44">Clases</text:span><text:span text:style-name="T45"> </text:span><text:span text:style-name="T46">y</text:span><text:span text:style-name="T47"> </text:span><text:span text:style-name="T48">objetos.</text:span></text:p>
      <text:list text:style-name="L4">
        <text:list-item>
          <text:p text:style-name="P4">Ralizar la clases (en un proyecto Maven):</text:p>
          <text:list text:style-name="L5">
            <text:list-item>
              <text:p text:style-name="P5">Modulo (nombre)</text:p>
            </text:list-item>
            <text:list-item>
              <text:p text:style-name="P5">Calificacion (nota, fecha y Modulo)</text:p>
            </text:list-item>
          </text:list>
        </text:list-item>
      </text:list>
      <text:p text:style-name="First_20_paragraph"><text:span text:style-name="T49">U.T.</text:span><text:span text:style-name="T50"> </text:span><text:span text:style-name="T51">5</text:span><text:span text:style-name="T52"> </text:span><text:span text:style-name="T53">-</text:span><text:span text:style-name="T54"> </text:span><text:span text:style-name="T55">Utilización</text:span><text:span text:style-name="T56"> </text:span><text:span text:style-name="T57">avanzada</text:span><text:span text:style-name="T58"> </text:span><text:span text:style-name="T59">de</text:span><text:span text:style-name="T60"> </text:span><text:span text:style-name="T61">clases.</text:span></text:p>
      <text:list text:style-name="L6">
        <text:list-item>
          <text:p text:style-name="P6">Ralizar/modificar las clases:</text:p>
          <text:list text:style-name="L7">
            <text:list-item>
              <text:p text:style-name="P7">Persona (nombre y apellidos)</text:p>
            </text:list-item>
            <text:list-item>
              <text:p text:style-name="P7">Alumno (toString)</text:p>
            </text:list-item>
            <text:list-item>
              <text:p text:style-name="P7">Calificacion (nota, fecha, formatoFecha, Modulo, Evaluacion y Alumno)</text:p>
            </text:list-item>
            <text:list-item>
              <text:p text:style-name="P7">Evaluacion (enum)</text:p>
            </text:list-item>
          </text:list>
        </text:list-item>
      </text:list>
      <text:h text:style-name="Heading_20_1" text:outline-level="1">Día 3</text:h>
      <text:p text:style-name="First_20_paragraph"><text:span text:style-name="T62">U.T.</text:span><text:span text:style-name="T63"> </text:span><text:span text:style-name="T64">6</text:span><text:span text:style-name="T65"> </text:span><text:span text:style-name="T66">-</text:span><text:span text:style-name="T67"> </text:span><text:span text:style-name="T68">Estructuras</text:span><text:span text:style-name="T69"> </text:span><text:span text:style-name="T70">de</text:span><text:span text:style-name="T71"> </text:span><text:span text:style-name="T72">datos.</text:span></text:p>
      <text:list text:style-name="L8">
        <text:list-item>
          <text:p text:style-name="P8">Ralizar/modificar las clases (hashCode, equals, toString):</text:p>
          <text:list text:style-name="L9">
            <text:list-item>
              <text:p text:style-name="P9">Clase (denominacion, alumnos, profesores)</text:p>
            </text:list-item>
            <text:list-item>
              <text:p text:style-name="P9">Persona (nombre y apellidos)</text:p>
            </text:list-item>
            <text:list-item>
              <text:p text:style-name="P9">Alumno (clase, calificaciones)</text:p>
            </text:list-item>
            <text:list-item>
              <text:p text:style-name="P9">Profesor (clases, modulos)</text:p>
            </text:list-item>
          </text:list>
        </text:list-item>
      </text:list>
      <text:p text:style-name="First_20_paragraph"><text:span text:style-name="T73">U.T.</text:span><text:span text:style-name="T74"> </text:span><text:span text:style-name="T75">7</text:span><text:span text:style-name="T76"> </text:span><text:span text:style-name="T77">-</text:span><text:span text:style-name="T78"> </text:span><text:span text:style-name="T79">Documentación</text:span><text:span text:style-name="T80"> </text:span><text:span text:style-name="T81">del</text:span><text:span text:style-name="T82"> </text:span><text:span text:style-name="T83">código.</text:span></text:p>
      <text:list text:style-name="L10">
        <text:list-item>
          <text:p text:style-name="P10">JavaDoc (con Maven)</text:p>
        </text:list-item>
      </text:list>
      <text:h text:style-name="Heading_20_1" text:outline-level="1">Día 4</text:h>
      <text:p text:style-name="First_20_paragraph"><text:span text:style-name="T84">U.T.</text:span><text:span text:style-name="T85"> </text:span><text:span text:style-name="T86">8</text:span><text:span text:style-name="T87"> </text:span><text:span text:style-name="T88">-</text:span><text:span text:style-name="T89"> </text:span><text:span text:style-name="T90">Documentación</text:span><text:span text:style-name="T91"> </text:span><text:span text:style-name="T92">de</text:span><text:span text:style-name="T93"> </text:span><text:span text:style-name="T94">las</text:span><text:span text:style-name="T95"> </text:span><text:span text:style-name="T96">aplicaciones.</text:span></text:p>
      <text:list text:style-name="L11">
        <text:list-item>
          <text:p text:style-name="P11">UMLGraph (con Maven)</text:p>
        </text:list-item>
      </text:list>
      <text:p text:style-name="First_20_paragraph"><text:span text:style-name="T97">U.T.</text:span><text:span text:style-name="T98"> </text:span><text:span text:style-name="T99">9</text:span><text:span text:style-name="T100"> </text:span><text:span text:style-name="T101">-</text:span><text:span text:style-name="T102"> </text:span><text:span text:style-name="T103">Patrones</text:span><text:span text:style-name="T104"> </text:span><text:span text:style-name="T105">de</text:span><text:span text:style-name="T106"> </text:span><text:span text:style-name="T107">diseño.</text:span></text:p>
      <text:list text:style-name="L12">
        <text:list-item>
          <text:p text:style-name="P12">DAOFactory (jdbc y jpa).</text:p>
        </text:list-item>
        <text:list-item>
          <text:p text:style-name="P12">Proxy para:</text:p>
          <text:list text:style-name="L13">
            <text:list-item>
              <text:p text:style-name="P13">Clase (getAlumnos y getProfesores)</text:p>
            </text:list-item>
            <text:list-item>
              <text:p text:style-name="P13">Alumno (getCalificaciones)</text:p>
            </text:list-item>
            <text:list-item>
              <text:p text:style-name="P13">Profesor (getClases, getModulos)</text:p>
            </text:list-item>
          </text:list>
        </text:list-item>
      </text:list>
      <text:h text:style-name="Heading_20_1" text:outline-level="1">Día 5</text:h>
      <text:p text:style-name="First_20_paragraph"><text:span text:style-name="T108">U.T.</text:span><text:span text:style-name="T109"> </text:span><text:span text:style-name="T110">10</text:span><text:span text:style-name="T111"> </text:span><text:span text:style-name="T112">-</text:span><text:span text:style-name="T113"> </text:span><text:span text:style-name="T114">Desarrollo</text:span><text:span text:style-name="T115"> </text:span><text:span text:style-name="T116">guiado</text:span><text:span text:style-name="T117"> </text:span><text:span text:style-name="T118">por</text:span><text:span text:style-name="T119"> </text:span><text:span text:style-name="T120">pruebas.</text:span></text:p>
      <text:list text:style-name="L14">
        <text:list-item>
          <text:p text:style-name="P14">Implementar los test de los DAOs.</text:p>
        </text:list-item>
      </text:list>
      <text:p text:style-name="First_20_paragraph"><text:span text:style-name="T121">U.T.</text:span><text:span text:style-name="T122"> </text:span><text:span text:style-name="T123">11</text:span><text:span text:style-name="T124"> </text:span><text:span text:style-name="T125">-</text:span><text:span text:style-name="T126"> </text:span><text:span text:style-name="T127">Desarrollo</text:span><text:span text:style-name="T128"> </text:span><text:span text:style-name="T129">de</text:span><text:span text:style-name="T130"> </text:span><text:span text:style-name="T131">aplicaciones</text:span><text:span text:style-name="T132"> </text:span><text:span text:style-name="T133">en</text:span><text:span text:style-name="T134"> </text:span><text:span text:style-name="T135">el</text:span><text:span text:style-name="T136"> </text:span><text:span text:style-name="T137">mundo</text:span><text:span text:style-name="T138"> </text:span><text:span text:style-name="T139">real.</text:span></text:p>
      <text:list text:style-name="L15">
        <text:list-item>
          <text:p text:style-name="P15">maven</text:p>
        </text:list-item>
        <text:list-item>
          <text:p text:style-name="P15">sonar</text:p>
        </text:list-item>
        <text:list-item>
          <text:p text:style-name="P15">checkstyle, PMD, findbugs (maven, sonar y Eclipse)</text:p>
        </text:list-item>
      </text:list>
      <text:h text:style-name="Heading_20_1" text:outline-level="1">Día 6</text:h>
      <text:p text:style-name="First_20_paragraph"><text:span text:style-name="T140">U.T.</text:span><text:span text:style-name="T141"> </text:span><text:span text:style-name="T142">12</text:span><text:span text:style-name="T143"> </text:span><text:span text:style-name="T144">-</text:span><text:span text:style-name="T145"> </text:span><text:span text:style-name="T146">Lectura</text:span><text:span text:style-name="T147"> </text:span><text:span text:style-name="T148">y</text:span><text:span text:style-name="T149"> </text:span><text:span text:style-name="T150">escritura</text:span><text:span text:style-name="T151"> </text:span><text:span text:style-name="T152">de</text:span><text:span text:style-name="T153"> </text:span><text:span text:style-name="T154">información</text:span><text:span text:style-name="T155"> </text:span><text:span text:style-name="T156">estándar.</text:span></text:p>
      <text:list text:style-name="L16">
        <text:list-item>
          <text:p text:style-name="P16">Implementar una interfaz mediante linea de comandos.</text:p>
        </text:list-item>
        <text:list-item>
          <text:p text:style-name="P16">Leer el contenido de un fichero txt (lo utilizaré pare leer un fichero sql)</text:p>
        </text:list-item>
      </text:list>
      <text:p text:style-name="First_20_paragraph"><text:span text:style-name="T157">U.T.</text:span><text:span text:style-name="T158"> </text:span><text:span text:style-name="T159">13</text:span><text:span text:style-name="T160"> </text:span><text:span text:style-name="T161">-</text:span><text:span text:style-name="T162"> </text:span><text:span text:style-name="T163">Lectura</text:span><text:span text:style-name="T164"> </text:span><text:span text:style-name="T165">y</text:span><text:span text:style-name="T166"> </text:span><text:span text:style-name="T167">escritura</text:span><text:span text:style-name="T168"> </text:span><text:span text:style-name="T169">de</text:span><text:span text:style-name="T170"> </text:span><text:span text:style-name="T171">ficheros.</text:span></text:p>
      <text:list text:style-name="L17">
        <text:list-item>
          <text:p text:style-name="P17">Leer un fichero de propiedades</text:p>
        </text:list-item>
        <text:list-item>
          <text:p text:style-name="P17">XML to POJO</text:p>
        </text:list-item>
        <text:list-item>
          <text:p text:style-name="P17">POJO to XML</text:p>
        </text:list-item>
      </text:list>
      <text:h text:style-name="Heading_20_1" text:outline-level="1">Día 7</text:h>
      <text:p text:style-name="First_20_paragraph"><text:span text:style-name="T172">U.T.</text:span><text:span text:style-name="T173"> </text:span><text:span text:style-name="T174">14</text:span><text:span text:style-name="T175"> </text:span><text:span text:style-name="T176">-</text:span><text:span text:style-name="T177"> </text:span><text:span text:style-name="T178">Trabajo</text:span><text:span text:style-name="T179"> </text:span><text:span text:style-name="T180">con</text:span><text:span text:style-name="T181"> </text:span><text:span text:style-name="T182">bases</text:span><text:span text:style-name="T183"> </text:span><text:span text:style-name="T184">de</text:span><text:span text:style-name="T185"> </text:span><text:span text:style-name="T186">datos</text:span><text:span text:style-name="T187"> </text:span><text:span text:style-name="T188">mediante</text:span><text:span text:style-name="T189"> </text:span><text:span text:style-name="T190">JDBC.</text:span></text:p>
      <text:list text:style-name="L18">
        <text:list-item>
          <text:p text:style-name="P18">Implementar JDBCDAOFactory</text:p>
        </text:list-item>
      </text:list>
      <text:p text:style-name="First_20_paragraph"><text:span text:style-name="T191">U.T.</text:span><text:span text:style-name="T192"> </text:span><text:span text:style-name="T193">15</text:span><text:span text:style-name="T194"> </text:span><text:span text:style-name="T195">-</text:span><text:span text:style-name="T196"> </text:span><text:span text:style-name="T197">Persistencia</text:span><text:span text:style-name="T198"> </text:span><text:span text:style-name="T199">de</text:span><text:span text:style-name="T200"> </text:span><text:span text:style-name="T201">objetos</text:span><text:span text:style-name="T202"> </text:span><text:span text:style-name="T203">con</text:span><text:span text:style-name="T204"> </text:span><text:span text:style-name="T205">JPA.</text:span></text:p>
      <text:list text:style-name="L19">
        <text:list-item>
          <text:p text:style-name="P19">Implementar JPADAOFact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ENDICE II - Ejercicios propuestos</dc:title>
  </office:meta>
</office:document-meta>
</file>